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0">
            <text:p>Beta-84190</text:p>
          </table:table-cell>
          <table:table-cell office:value-type="float" office:value="58.96">
            <text:p>58.96</text:p>
          </table:table-cell>
          <table:table-cell office:value-type="float" office:value="-2.97">
            <text:p>-2.97</text:p>
          </table:table-cell>
          <table:table-cell office:value-type="float" office:value="5030.0">
            <text:p>50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6">
            <text:p>-1.16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1">
            <text:p>Beta-84191</text:p>
          </table:table-cell>
          <table:table-cell office:value-type="float" office:value="58.96">
            <text:p>58.96</text:p>
          </table:table-cell>
          <table:table-cell office:value-type="float" office:value="-2.97">
            <text:p>-2.97</text:p>
          </table:table-cell>
          <table:table-cell office:value-type="float" office:value="5220.0">
            <text:p>52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6">
            <text:p>0.06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2">
            <text:p>Beta-84192</text:p>
          </table:table-cell>
          <table:table-cell office:value-type="float" office:value="58.96">
            <text:p>58.96</text:p>
          </table:table-cell>
          <table:table-cell office:value-type="float" office:value="-2.97">
            <text:p>-2.97</text:p>
          </table:table-cell>
          <table:table-cell office:value-type="float" office:value="4640.0">
            <text:p>46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13">
            <text:p>0.13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8330">
            <text:p>Beta-88330</text:p>
          </table:table-cell>
          <table:table-cell office:value-type="float" office:value="59.01">
            <text:p>59.01</text:p>
          </table:table-cell>
          <table:table-cell office:value-type="float" office:value="-2.93">
            <text:p>-2.93</text:p>
          </table:table-cell>
          <table:table-cell office:value-type="float" office:value="6560.0">
            <text:p>65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8">
            <text:p>-3.48</text:p>
          </table:table-cell>
          <table:table-cell office:value-type="float" office:value="1.25">
            <text:p>1.25</text:p>
          </table:table-cell>
          <table:table-cell office:value-type="float" office:value="1.25">
            <text:p>1.25</text:p>
          </table:table-cell>
          <table:table-cell office:value-type="string" office:value="delaVegaLeinertEtal2012,ShennanEtal2018">
            <text:p>delaVegaLeinertEtal2012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90823">
            <text:p>Beta-90823</text:p>
          </table:table-cell>
          <table:table-cell office:value-type="float" office:value="59.06">
            <text:p>59.06</text:p>
          </table:table-cell>
          <table:table-cell office:value-type="float" office:value="-3.34">
            <text:p>-3.34</text:p>
          </table:table-cell>
          <table:table-cell office:value-type="float" office:value="6120.0">
            <text:p>612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5">
            <text:p>1.65</text:p>
          </table:table-cell>
          <table:table-cell office:value-type="float" office:value="0.96">
            <text:p>0.96</text:p>
          </table:table-cell>
          <table:table-cell office:value-type="float" office:value="0.96">
            <text:p>0.96</text:p>
          </table:table-cell>
          <table:table-cell office:value-type="string" office:value="delaVegaLeinertEtal2000,ShennanEtal2018">
            <text:p>delaVegaLeinertEtal2000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90824">
            <text:p>Beta-90824</text:p>
          </table:table-cell>
          <table:table-cell office:value-type="float" office:value="59.06">
            <text:p>59.06</text:p>
          </table:table-cell>
          <table:table-cell office:value-type="float" office:value="-3.34">
            <text:p>-3.34</text:p>
          </table:table-cell>
          <table:table-cell office:value-type="float" office:value="6550.0">
            <text:p>65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07">
            <text:p>1.07</text:p>
          </table:table-cell>
          <table:table-cell office:value-type="float" office:value="0.96">
            <text:p>0.96</text:p>
          </table:table-cell>
          <table:table-cell office:value-type="float" office:value="0.96">
            <text:p>0.96</text:p>
          </table:table-cell>
          <table:table-cell office:value-type="string" office:value="delaVegaLeinertEtal2000,ShennanEtal2018">
            <text:p>delaVegaLeinertEtal2000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6">
            <text:p>Beta-84196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6940.0">
            <text:p>694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5">
            <text:p>Beta-84195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5120.0">
            <text:p>5120.0</text:p>
          </table:table-cell>
          <table:table-cell office:value-type="float" office:value="110.0">
            <text:p>11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">
            <text:p>-1.9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4">
            <text:p>Beta-84194</text:p>
          </table:table-cell>
          <table:table-cell office:value-type="float" office:value="58.96">
            <text:p>58.96</text:p>
          </table:table-cell>
          <table:table-cell office:value-type="float" office:value="-2.97">
            <text:p>-2.97</text:p>
          </table:table-cell>
          <table:table-cell office:value-type="float" office:value="4500.0">
            <text:p>450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3">
            <text:p>0.03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8919">
            <text:p>Beta-88919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9830.0">
            <text:p>98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21">
            <text:p>-6.21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111225">
            <text:p>Beta-111225</text:p>
          </table:table-cell>
          <table:table-cell office:value-type="float" office:value="59.01">
            <text:p>59.01</text:p>
          </table:table-cell>
          <table:table-cell office:value-type="float" office:value="-2.93">
            <text:p>-2.93</text:p>
          </table:table-cell>
          <table:table-cell office:value-type="float" office:value="3990.0">
            <text:p>39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2">
            <text:p>-0.82</text:p>
          </table:table-cell>
          <table:table-cell office:value-type="float" office:value="1.25">
            <text:p>1.25</text:p>
          </table:table-cell>
          <table:table-cell office:value-type="float" office:value="1.25">
            <text:p>1.25</text:p>
          </table:table-cell>
          <table:table-cell office:value-type="string" office:value="delaVegaLeinertEtal2012,ShennanEtal2018">
            <text:p>delaVegaLeinertEtal2012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90822">
            <text:p>Beta-90822</text:p>
          </table:table-cell>
          <table:table-cell office:value-type="float" office:value="59.06">
            <text:p>59.06</text:p>
          </table:table-cell>
          <table:table-cell office:value-type="float" office:value="-3.34">
            <text:p>-3.34</text:p>
          </table:table-cell>
          <table:table-cell office:value-type="float" office:value="4920.0">
            <text:p>49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18">
            <text:p>2.18</text:p>
          </table:table-cell>
          <table:table-cell office:value-type="float" office:value="0.96">
            <text:p>0.96</text:p>
          </table:table-cell>
          <table:table-cell office:value-type="float" office:value="0.96">
            <text:p>0.96</text:p>
          </table:table-cell>
          <table:table-cell office:value-type="string" office:value="delaVegaLeinertEtal2000,ShennanEtal2018">
            <text:p>delaVegaLeinertEtal2000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111223">
            <text:p>Beta-111223</text:p>
          </table:table-cell>
          <table:table-cell office:value-type="float" office:value="59.01">
            <text:p>59.01</text:p>
          </table:table-cell>
          <table:table-cell office:value-type="float" office:value="-2.93">
            <text:p>-2.93</text:p>
          </table:table-cell>
          <table:table-cell office:value-type="float" office:value="5470.0">
            <text:p>5470.0</text:p>
          </table:table-cell>
          <table:table-cell office:value-type="float" office:value="210.0">
            <text:p>2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2">
            <text:p>-1.92</text:p>
          </table:table-cell>
          <table:table-cell office:value-type="float" office:value="1.25">
            <text:p>1.25</text:p>
          </table:table-cell>
          <table:table-cell office:value-type="float" office:value="1.25">
            <text:p>1.25</text:p>
          </table:table-cell>
          <table:table-cell office:value-type="string" office:value="delaVegaLeinertEtal2012,ShennanEtal2018">
            <text:p>delaVegaLeinertEtal2012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414652">
            <text:p>Beta-414652</text:p>
          </table:table-cell>
          <table:table-cell office:value-type="float" office:value="58.99">
            <text:p>58.99</text:p>
          </table:table-cell>
          <table:table-cell office:value-type="float" office:value="-3.26">
            <text:p>-3.26</text:p>
          </table:table-cell>
          <table:table-cell office:value-type="float" office:value="4980.0">
            <text:p>4980.0</text:p>
          </table:table-cell>
          <table:table-cell office:value-type="float" office:value="30.0">
            <text:p>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2.71">
            <text:p>-2.71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BatesEtal2016,ShennanEtal2018">
            <text:p>BatesEtal2016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8328">
            <text:p>Beta-88328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6650.0">
            <text:p>66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2">
            <text:p>-2.92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111224">
            <text:p>Beta-111224</text:p>
          </table:table-cell>
          <table:table-cell office:value-type="float" office:value="59.01">
            <text:p>59.01</text:p>
          </table:table-cell>
          <table:table-cell office:value-type="float" office:value="-2.93">
            <text:p>-2.93</text:p>
          </table:table-cell>
          <table:table-cell office:value-type="float" office:value="4860.0">
            <text:p>486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1.25">
            <text:p>1.25</text:p>
          </table:table-cell>
          <table:table-cell office:value-type="float" office:value="1.25">
            <text:p>1.25</text:p>
          </table:table-cell>
          <table:table-cell office:value-type="string" office:value="delaVegaLeinertEtal2012,ShennanEtal2018">
            <text:p>delaVegaLeinertEtal2012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9">
            <text:p>Beta-84199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5670.0">
            <text:p>56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414653">
            <text:p>Beta-414653</text:p>
          </table:table-cell>
          <table:table-cell office:value-type="float" office:value="58.99">
            <text:p>58.99</text:p>
          </table:table-cell>
          <table:table-cell office:value-type="float" office:value="-3.26">
            <text:p>-3.26</text:p>
          </table:table-cell>
          <table:table-cell office:value-type="float" office:value="5130.0">
            <text:p>5130.0</text:p>
          </table:table-cell>
          <table:table-cell office:value-type="float" office:value="30.0">
            <text:p>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2.94">
            <text:p>-2.94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BatesEtal2016,ShennanEtal2018">
            <text:p>BatesEtal2016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8">
            <text:p>Beta-84198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8490.0">
            <text:p>849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2">
            <text:p>-6.8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414735">
            <text:p>Beta-414735</text:p>
          </table:table-cell>
          <table:table-cell office:value-type="float" office:value="58.99">
            <text:p>58.99</text:p>
          </table:table-cell>
          <table:table-cell office:value-type="float" office:value="-3.26">
            <text:p>-3.26</text:p>
          </table:table-cell>
          <table:table-cell office:value-type="float" office:value="9350.0">
            <text:p>9350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-3.17">
            <text:p>-3.17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BatesEtal2016,ShennanEtal2018">
            <text:p>BatesEtal2016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8329">
            <text:p>Beta-88329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6980.0">
            <text:p>69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3">
            <text:p>-3.03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7">
            <text:p>Beta-84197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4730.0">
            <text:p>47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6">
            <text:p>-0.86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414655">
            <text:p>Beta-414655</text:p>
          </table:table-cell>
          <table:table-cell office:value-type="float" office:value="58.99">
            <text:p>58.99</text:p>
          </table:table-cell>
          <table:table-cell office:value-type="float" office:value="-3.26">
            <text:p>-3.26</text:p>
          </table:table-cell>
          <table:table-cell office:value-type="float" office:value="5470.0">
            <text:p>5470.0</text:p>
          </table:table-cell>
          <table:table-cell office:value-type="float" office:value="30.0">
            <text:p>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-3.17">
            <text:p>-3.17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BatesEtal2016,ShennanEtal2018">
            <text:p>BatesEtal201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